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alachi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3d Historical lecture./</text:p>
      <text:p text:style-name="P2"/>
      <text:p text:style-name="P3">[Page 1]</text:p>
      <text:p text:style-name="P3">Brethren. <text:s/>You have heard me explain, how under/ the lead of Zerubabel, appointed by Cyrus as Pasha/ or governor, many among our ancestors, who had returned/ from the Babylonian exile, settled again in Palestine, and/ began to rebuild the Sanctuary. <text:s/>I also brought back/ to your memory the circumstance that owing to the obstacles/ raised by surrounding tribes, tributary to the home govern-/ment in Persia, the completion and dedication of the holy/ edifice, did not take place till nearly twenty years after-/-wards, under the auspices of Darius Hystaspis. <text:s/>Were/ I now asked for an uninterrupted account of our fathers'/ history since that event happened, I would be compelled/ to confess my inability. <text:s/>The same absence of authentic records/ existing with regard to the whole period of the Chaldean/ captivity, is noticeable respecting the first <text:span text:style-name="T2">sixty or seventy</text:span><text:span text:style-name="T4"> half, or three quarters of a/ century subsequent to the reconstruction of the Jerusalem Temple./ <text:s/>Nevertheless, it is not difficult to form a general/ idea of the state of affairs. <text:s/>References in posterior writings/ give us to understand what must have occurred in/ Judea shortly after </text:span><text:span text:style-name="T2">Jeribi</text:span><text:span text:style-name="T4"> Zerubabel and his zealous co-worker Joshua the high priest, had died./</text:span></text:p>
      <text:p text:style-name="P3"><text:span text:style-name="T4"/></text:p>
      <text:p text:style-name="P3"><text:span text:style-name="T4">[Page 2]</text:span></text:p>
      <text:p text:style-name="P3"><text:span text:style-name="T4">The enthusiasm which the colony had shown at/ the outset, and the spirit which Hagga</text:span><text:span text:style-name="T5">ï</text:span><text:span text:style-name="T6"> and Zechariah/ had rekindled, </text:span><text:span text:style-name="T3">gave away</text:span><text:span text:style-name="T6"> yielded to chilling indifference. <text:s/>A gradual/ falling off from religion became specially perceptible among those in office. <text:s/>New govern-/-ors, whose names have not come down to </text:span><text:soft-page-break/><text:span text:style-name="T6">posterity, abused/ their authority. <text:s/>Merciless, while in the pursuit of gain,/ their greed made the poor poorer, and stirred up Israelites/ in easy conditions to follow an example of rapacity and un-/-righteousness. <text:s/>The worst feature in the conduct of/ </text:span><text:span text:style-name="T3">those</text:span><text:span text:style-name="T6"> persons who enjoyed some means and position in society was/ the mixed marriages they contracted. <text:s/>For it tended to/ defeat the main object of the restoration in the days of Cyrus./ <text:s/>The </text:span><text:span text:style-name="T3">very</text:span><text:span text:style-name="T6"> tribes whose association our leaders had </text:span><text:span text:style-name="T3">avoided</text:span><text:span text:style-name="T6"> shunned, in order to/ keep the Jewish blood uncontaminated; the very tribes/ who had harassed the first Judean colonists to prevent/ the rearing of the Temple, and the reestablishing of the worship,/ and who still undisguisedly displayed an inveterate ill-will, supplied/ wives for the so called upper classes. <text:s/>The consequence/ was </text:span><text:span text:style-name="T3">the</text:span><text:span text:style-name="T6"> a neglect of the observances, and the estrangement/ of the young from national habits and the national language./ <text:s/>Had this state continued another half a century, the insi-/-dious schemer of the enemies of our faith </text:span><text:span text:style-name="T3">would</text:span><text:span text:style-name="T6"> might have succeeded too well./</text:span></text:p>
      <text:p text:style-name="P3"><text:span text:style-name="T6"/></text:p>
      <text:p text:style-name="P3"><text:span text:style-name="T6">[Page 3]</text:span></text:p>
      <text:p text:style-name="P3"><text:span text:style-name="T6">The all-seeing God would not suffer </text:span><text:span text:style-name="T3">it</text:span><text:span text:style-name="T6"> that calamity, at that/ juncture, Providence raised three men to stand at the breach,/ and stay back the treasonable defection. <text:s/>Though all the three/ figure in Holy Writ, and the prominence they occupy in/ its pages cannot fail to attract a reader's attention, I </text:span><text:span text:style-name="T3">p</text:span><text:span text:style-name="T6"> must point/ them out, to speak, </text:span><text:span text:style-name="T3">p</text:span><text:span text:style-name="T6"> however briefly, of the good work they/ prepared for their illustrious successors in post-biblical times./ <text:s/>The first in order, in my humble opinion is Malachi. <text:s/>We know/ nothing positive about his birth-place and parentage, but/ the contents of the small book issued from his prophetic pen,/ leave no doubt as to the period in which he lived. <text:s/>He/ walked the streets of Jerusalem, when unfaithful priests/ and recreant chiefs were fast demoralising the commu-/-nity, which the generous edict of Cyrus had formed./ <text:s/>Fearlessly he charged the officiating ministers with dis-/-gracing their office and bringing religion into contempt/ by conniving at impiety, by allowing the Sanctuary to become a mere cover to people's/ dishonesty and hypocrisy. <text:s/>He then drew a picture of an ideal/ minister--alas! very seldom a reality. <text:s/>Truth has its lod-/-ging place upon his tongue; falsehood is not allowed to come/ near his lips./</text:span></text:p>
      <text:p text:style-name="P3"><text:span text:style-name="T6"/></text:p>
      <text:p text:style-name="P3"><text:span text:style-name="T6">[Page 4]</text:span></text:p>
      <text:p text:style-name="P3"><text:span text:style-name="T6">Uprightly he </text:span><text:span text:style-name="T3">walks</text:span><text:span text:style-name="T6"> proceeds in search of peace, and he gathers/ knowledge only to light therewith the way, </text:span><text:span text:style-name="T3">[?]</text:span><text:span text:style-name="T6"> to many who might/ go astray. <text:s/>And with an outburst of feelings worthy/ of an Isaiah, Malachi denounces the </text:span><text:span text:style-name="T3">treason committed</text:span><text:span text:style-name="T6"> disloyalty to the covenant,/ in preferring the daughters of the stranger to the women of/ our race. <text:s/>He thrillingly lays the altar under a curse,/ because the blood of impure sacrifices mingles with the stream-/-ing tears of deserted </text:span><text:span text:style-name="T3">Jewish</text:span><text:span text:style-name="T6"> wives that </text:span><text:span text:style-name="T3">who</text:span><text:span text:style-name="T6"> believed in One God. <text:s/>To the waverers, who,/ at the sight of prosperous Iniquity, would fain call the Deity/ to an account, our prophet promises the final triumph/ of justice, and the extirpation of wrong. <text:s/>Thus did Malachi/ try to check the growing evil which contact with gentiles/ had engendered. <text:s/>Thus did the earnest servant of God endea-/-vour</text:span><text:span text:style-name="T3">ed</text:span><text:span text:style-name="T6"> to remove the stumbling blocks placed against the/ progress of Judaism, after the decease of Zerubabel and the/ aged among the Judeans who had returned from the Ba-/-bylonian captivity. <text:s/>But I do not know indeed of/ </text:span><text:span text:style-name="T3">an instance</text:span><text:span text:style-name="T6"> a case in our history, when a </text:span><text:span text:style-name="T3">s</text:span><text:span text:style-name="T6"> certain saying/ of the Rabbis finds a fitter application than in the pre-/-sent instance. <text:s/>[Hebrew] is the Talmudical adage "A wise man/ is superior to a prophet." <text:s/>What the voice of inspiration/ could not fully penetrate, was pierced to the core by words of saga-/-cious teaching./</text:span></text:p>
      <text:p text:style-name="P3"><text:span text:style-name="T6"/></text:p>
      <text:p text:style-name="P3"><text:span text:style-name="T6">[Page 5]</text:span></text:p>
      <text:p text:style-name="P3"><text:span text:style-name="T6">A second Moses was made to perform miracles, not by/ his mind, but by his instruction. <text:s/>I am far from/ accepting everything which apocryphal books and legend-/-ary tales relate concerning Ezra the Scribe, but even/ confining oneself to Scriptural narratives, we can prove/ that to him is due the principal merit of having resurrected/ Judaism and set it up immoveably. <text:s/>We simply/ guess at the reason which induced that great man to quit/ Persia where he must have been born, and emigrate to Palestine./ <text:s/>The news of </text:span><text:span text:style-name="T3">the</text:span><text:span text:style-name="T6"> a decline in the religious </text:span><text:span text:style-name="T3">conduct</text:span><text:span text:style-name="T6"> demeanour of the Judean/ colony may have reached his </text:span><text:soft-page-break/><text:span text:style-name="T6">ears. <text:s/>Too saddening was the/ knowledge that the next generation of those whose sole/ ambition had been to raise the home of the patriarchs from/ its ruins and worship </text:span><text:span text:style-name="T3">there the One God</text:span><text:span text:style-name="T6"> on its soil the Lord of Abraham, had soon degenerated./ <text:s/>But Ezra was evidently a man of action. <text:s/>He felt that/ </text:span><text:span text:style-name="T3">his</text:span><text:span text:style-name="T6"> the learning at his command lent him a powerful influence, and he would/ exercise it for good. <text:s/>At the court of Artaxersces Longi-/-manus </text:span><text:span text:style-name="T3">that</text:span><text:span text:style-name="T6"> the eminent Hebrew must have held some im-/-portant position, for, we perceive that the king handed/ him a document bearing the royal signature and the approval of/ seven ministers of state, and that the [?] granted spe-/-cial privileges to the Jews, and immunities to </text:span><text:span text:style-name="T3">the</text:span><text:span text:style-name="T6"> officials at the/ Temple./</text:span></text:p>
      <text:p text:style-name="P3"><text:span text:style-name="T6"/></text:p>
      <text:p text:style-name="P3"><text:span text:style-name="T6">[Page 6]</text:span></text:p>
      <text:p text:style-name="P3"><text:span text:style-name="T6">About two thousand of his brethren, residing in Chaldea,/ placed themselves under the guidance of </text:span><text:span text:style-name="T3">that</text:span><text:span text:style-name="T6"> a personage so/ highly </text:span><text:span text:style-name="T3">esteemed</text:span><text:span text:style-name="T6"> favored. <text:s/>His </text:span><text:span text:style-name="T3">p fame</text:span><text:span text:style-name="T6"> renown had preceded him, for/ shortly after his arrival at the capital, a deportation/ of the well-disposed among the heads of our people await-/-ed on the distinguished newcomer regarding a subject of vital interest to the na-/-tion. <text:s/>A revival of Mosaic practices must have been/ the object of the conference, but it was doubtless agreed on all sides/ that so long as children of Jewish fathers were educated/ under the influence of idolatrous mothers, every attempt/ to accomplish a permanent improvement must inevitably fail./ <text:s/>Ezra resorted therefore to a plan which would act as a test/ of the support he might be likely to receive in a fear-/-fully harsh, </text:span><text:span text:style-name="T3">and</text:span><text:span text:style-name="T6"> but imperative, measure which he contemplated./ <text:s/>He evinced signs of extreme grief at the defection met specially </text:span><text:span text:style-name="T3">principally</text:span><text:span text:style-name="T6"> among/ chiefs and priests. <text:s/>In the presence of a large concourse of/ people, which increased as the day wore on, he sat/ with down cast looks in </text:span><text:span text:style-name="T3">meditative</text:span><text:span text:style-name="T6"> unbroken silence and fasting, like/ one who mourns over the severest misfortune. <text:s/>Towards eve-/-ning he arose, and on bent knees he invoked the Deity, and offered a fervent </text:span><text:span text:style-name="T3">[?]</text:span><text:span text:style-name="T6"> supplication and/ confession./</text:span></text:p>
      <text:p text:style-name="P3"><text:span text:style-name="T6"/></text:p>
      <text:p text:style-name="P3"><text:span text:style-name="T6">[Page 7]</text:span></text:p>
      <text:p text:style-name="P3"><text:span text:style-name="T6">Men, women and children listened breathlessly and then burst forth into/ loud weeping. <text:s/>From amidst that crowded assemblage,/ a person stepped forward and spoke. <text:s/>He addressed Ezra and </text:span><text:span text:style-name="T3">urged</text:span><text:span text:style-name="T6"> [?] him/ to use his authority </text:span><text:span text:style-name="T3">for</text:span><text:span text:style-name="T6"> and save</text:span><text:span text:style-name="T3">ing</text:span><text:span text:style-name="T6"> Israel from a threatening extinction;/ to demand a peremptory separation from heathen wives and their pro-/-geny. <text:s/>Within three months from that memorable meet-/-ing, over a hundred, comprising officers at the Temple,/ and private individuals, voluntarily dissolved their ma-/trimonial connection with unconverted women. <text:s/></text:span><text:span text:style-name="T3">It</text:span><text:span text:style-name="T6">/ </text:span><text:span text:style-name="T3">cannot be ascertained</text:span><text:span text:style-name="T6"> Whether after having effected that/ radical reform, Ezra remained in Judea cannot be ascertained. <text:s/>I am inclined/ to believe that political agitations during the protracted/ reign of Artaxersces Longimanus may have impelled/ the illustrious messenger of the Persian king to return/ home. <text:s/>The more strongly I lean to that opinion, be-/-cause I notice a relapse into the very sin, which that/ benefactor of our race sought to root out. <text:s/></text:span><text:span text:style-name="T3">The</text:span><text:span text:style-name="T6"> Jews, lovers/ of every thing foreign to Judaism &amp; who unhappily have not/ ceased yet--may have taken advantage of the absence of/ Ezra to bring back the women from whom they had separated./ <text:s/>It seems incredible that priests, for instance, would publicly defy the great-/-est of living priests, and a favorite besides </text:span><text:span text:style-name="T3">of</text:span><text:span text:style-name="T6"> with the government./</text:span></text:p>
      <text:p text:style-name="P3"><text:span text:style-name="T6"/></text:p>
      <text:p text:style-name="P3"><text:span text:style-name="T6">[Page 8]</text:span></text:p>
      <text:p text:style-name="P3"><text:span text:style-name="T6">I judge therefore that twelve years of a weak or/ wicked administration, neutralized </text:span><text:span text:style-name="T3">much</text:span><text:span text:style-name="T6"> a vast deal of the good per-/-formed by the energetic and righteous Ezra. <text:s/>It was at/ the end of that term that the third man destined by/ Providence to carry farther and more effectually the work/ of reformation, appeared on the scene of action; Perhaps at his/ </text:span><text:span text:style-name="T3">instance</text:span><text:span text:style-name="T6"> solicitation, the </text:span><text:span text:style-name="T3">illustrious</text:span><text:span text:style-name="T6"> godly scribe may have been brought out/ again to impart his </text:span><text:span text:style-name="T3">sagacious</text:span><text:span text:style-name="T6"> extensive learning; to correct, im-/-prove and edify the congregation of the Lord. <text:s/>But/ I must reserve for another lecture my description of that/ man and of his successful endeavours. <text:s/>Short as I desire/ to make </text:span><text:span text:style-name="T3">it</text:span><text:span text:style-name="T6"> that description, in order to </text:span><text:span text:style-name="T3">proceed with</text:span><text:span text:style-name="T6"> hasten on to the account of </text:span><text:span text:style-name="T3">persons</text:span><text:span text:style-name="T6"> individuals/ and events not found in Biblical history, I dare not dismiss/ it in a </text:span><text:soft-page-break/><text:span text:style-name="T6">few sentences. <text:s/>When I speak again I shall/ present to you a </text:span><text:span text:style-name="T3">brave</text:span><text:span text:style-name="T6"> patriot </text:span><text:span text:style-name="T3">and</text:span><text:span text:style-name="T6"> whose deeds proved him a self-denying chief and/ a glorious leade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4:35:28.10</meta:creation-date>
    <meta:document-statistic meta:table-count="0" meta:image-count="0" meta:object-count="0" meta:page-count="5" meta:paragraph-count="78" meta:word-count="1855" meta:character-count="11650"/>
    <dc:date>2012-11-29T15:42:00.99</dc:date>
    <meta:editing-duration>PT5M36S</meta:editing-duration>
    <meta:editing-cycles>1</meta:editing-cycles>
    <meta:generator>OpenOffice.org/3.4.1$Win32 OpenOffice.org_project/341m1$Build-9593</meta:generator>
  </office:meta>
</office:document-meta>
</file>